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526d" officeooo:paragraph-rsid="001252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mage title: Frame_1</text:p>
      <text:p text:style-name="P1"/>
      <text:p text:style-name="P1">Between panda_link0 and panda_link8</text:p>
      <text:p text:style-name="Standard">Translation: [0.270, 0.112, 0.719]</text:p>
      <text:p text:style-name="Standard">- Rotation: in Quaternion [0.763, -0.040, 0.644, -0.028]</text:p>
      <text:p text:style-name="Standard"><text:s text:c="12"/>in RPY (radian) [-2.638, -1.377, -0.521]</text:p>
      <text:p text:style-name="Standard"><text:s text:c="12"/>in RPY (degree) [-151.120, -78.881, -29.847]</text:p>
      <text:p text:style-name="Standard"/>
      <text:p text:style-name="P1">Image title: Frame_2</text:p>
      <text:p text:style-name="P1">Translation: [0.230, -0.145, 0.697]</text:p>
      <text:p text:style-name="P1">- Rotation: in Quaternion [0.745, -0.249, 0.619, -0.008]</text:p>
      <text:p text:style-name="P1"><text:s text:c="12"/>in RPY (radian) [-2.201, -1.163, -1.290]</text:p>
      <text:p text:style-name="P1"><text:s text:c="12"/>in RPY (degree) [-126.107, -66.624, -73.904]</text:p>
      <text:p text:style-name="P1"/>
      <text:p text:style-name="P1">Image title: Frame_3</text:p>
      <text:p text:style-name="P1">Translation: [0.213, -0.121, 0.769]</text:p>
      <text:p text:style-name="P1">- Rotation: in Quaternion [0.710, -0.226, 0.653, -0.137]</text:p>
      <text:p text:style-name="P1"><text:s text:c="12"/>in RPY (radian) [-1.791, -1.046, -1.481]</text:p>
      <text:p text:style-name="P1"><text:s text:c="12"/>in RPY (degree) [-102.593, -59.906, -84.877]</text:p>
      <text:p text:style-name="P1"/>
      <text:p text:style-name="P1">Image title: Frame_4</text:p>
      <text:p text:style-name="P1">Translation: [0.125, -0.148, 0.887]</text:p>
      <text:p text:style-name="P1">- Rotation: in Quaternion [0.652, -0.204, 0.710, -0.167]</text:p>
      <text:p text:style-name="P1"><text:s text:c="12"/>in RPY (radian) [-1.443, -1.032, -1.753]</text:p>
      <text:p text:style-name="P1"><text:s text:c="12"/>in RPY (degree) [-82.658, -59.145, -100.444]</text:p>
      <text:p text:style-name="P1"/>
      <text:p text:style-name="P1">Image title: Frame_5</text:p>
      <text:p text:style-name="P1">Translation: [-0.008, -0.183, 1.012]</text:p>
      <text:p text:style-name="P1">- Rotation: in Quaternion [0.601, -0.225, 0.753, -0.144]</text:p>
      <text:p text:style-name="P1"><text:s text:c="12"/>in RPY (radian) [-1.240, -0.998, -2.021]</text:p>
      <text:p text:style-name="P1"><text:s text:c="12"/>in RPY (degree) [-71.058, -57.201, -115.792]</text:p>
      <text:p text:style-name="P1"/>
      <text:p text:style-name="P1">Image title: Frame_6</text:p>
      <text:p text:style-name="P1">Translation: [0.095, -0.154, 0.812]</text:p>
      <text:p text:style-name="P1">- Rotation: in Quaternion [0.602, -0.359, 0.711, -0.059]</text:p>
      <text:p text:style-name="P1"><text:s text:c="12"/>in RPY (radian) [-1.542, -0.951, -2.049]</text:p>
      <text:p text:style-name="P1"><text:s text:c="12"/>in RPY (degree) [-88.325, -54.481, -117.386]</text:p>
      <text:p text:style-name="P1"/>
      <text:p text:style-name="P1">Image title: Frame_7</text:p>
      <text:p text:style-name="P1">Translation: [0.109, -0.157, 0.820]</text:p>
      <text:p text:style-name="P1">- Rotation: in Quaternion [0.501, -0.463, 0.726, 0.089]</text:p>
      <text:p text:style-name="P1"><text:s text:c="12"/>in RPY (radian) [-1.453, -0.944, -2.534]</text:p>
      <text:p text:style-name="P1"><text:s text:c="12"/>in RPY (degree) [-83.228, -54.106, -145.176]</text:p>
      <text:p text:style-name="P1"/>
      <text:p text:style-name="P1">Image title: Frame_8</text:p>
      <text:p text:style-name="P1">Translation: [0.252, 0.007, 0.731]</text:p>
      <text:p text:style-name="P1">- Rotation: in Quaternion [0.555, -0.381, 0.689, 0.268]</text:p>
      <text:p text:style-name="P1"><text:s text:c="12"/>in RPY (radian) [-1.180, -1.322, -2.922]</text:p>
      <text:p text:style-name="P1"><text:s text:c="12"/>in RPY (degree) [-67.624, -75.763, -167.422]</text:p>
      <text:p text:style-name="P1"/>
      <text:p text:style-name="P1"/>
      <text:p text:style-name="P1"><text:soft-page-break/>Image title: Frame_9</text:p>
      <text:p text:style-name="P1">Translation: [0.270, 0.104, 0.745]</text:p>
      <text:p text:style-name="P1">- Rotation: in Quaternion [0.654, -0.251, 0.696, 0.158]</text:p>
      <text:p text:style-name="P1"><text:s text:c="12"/>in RPY (radian) [-1.448, -1.426, -2.281]</text:p>
      <text:p text:style-name="P1"><text:s text:c="12"/>in RPY (degree) [-82.984, -81.708, -130.696]</text:p>
      <text:p text:style-name="P1"/>
      <text:p text:style-name="P1">Image title: Frame_10</text:p>
      <text:p text:style-name="P1">Translation: [0.340, -0.027, 0.567]</text:p>
      <text:p text:style-name="P1">- Rotation: in Quaternion [0.595, -0.292, 0.702, 0.262]</text:p>
      <text:p text:style-name="P1"><text:s text:c="12"/>in RPY (radian) [-0.676, -1.414, 3.011]</text:p>
      <text:p text:style-name="P1"><text:s text:c="12"/>in RPY (degree) [-38.730, -81.000, 172.509]</text:p>
      <text:p text:style-name="P1"/>
      <text:p text:style-name="P1">Image title: Frame_11</text:p>
      <text:p text:style-name="P1">Translation: [-0.471, -0.186, 0.673]</text:p>
      <text:p text:style-name="P1">- Rotation: in Quaternion [0.045, -0.633, 0.748, 0.192]</text:p>
      <text:p text:style-name="P1"><text:s text:c="12"/>in RPY (radian) [-1.365, -0.316, 2.897]</text:p>
      <text:p text:style-name="P1"><text:s text:c="12"/>in RPY (degree) [-78.232, -18.130, 165.958]</text:p>
      <text:p text:style-name="P1"/>
      <text:p text:style-name="P1">Image title: Frame_12</text:p>
      <text:p text:style-name="P1">Translation: [-0.433, -0.431, 0.490]</text:p>
      <text:p text:style-name="P1">- Rotation: in Quaternion [0.079, -0.671, 0.727, 0.124]</text:p>
      <text:p text:style-name="P1"><text:s text:c="12"/>in RPY (radian) [-1.479, -0.285, 3.065]</text:p>
      <text:p text:style-name="P1"><text:s text:c="12"/>in RPY (degree) [-84.753, -16.358, 175.593]</text:p>
      <text:p text:style-name="P1"/>
      <text:p text:style-name="P1">Image title: Frame_13</text:p>
      <text:p text:style-name="P1">Translation: [0.432, -0.520, 0.594]</text:p>
      <text:p text:style-name="P1">- Rotation: in Quaternion [0.812, -0.316, 0.463, -0.160]</text:p>
      <text:p text:style-name="P1"><text:s text:c="12"/>in RPY (radian) [-2.326, -0.710, -1.060]</text:p>
      <text:p text:style-name="P1"><text:s text:c="12"/>in RPY (degree) [-133.272, -40.655, -60.715]</text:p>
      <text:p text:style-name="P1"/>
      <text:p text:style-name="P1">Image title: Frame_14</text:p>
      <text:p text:style-name="P1">Translation: [-0.081, -0.764, 0.514]</text:p>
      <text:p text:style-name="P1">- Rotation: in Quaternion [-0.405, 0.732, -0.499, -0.226]</text:p>
      <text:p text:style-name="P1"><text:s text:c="12"/>in RPY (radian) [-2.202, -0.827, -2.569]</text:p>
      <text:p text:style-name="P1"><text:s text:c="12"/>in RPY (degree) [-126.137, -47.376, -147.192]</text:p>
      <text:p text:style-name="P1"/>
      <text:p text:style-name="P1">Image title: Frame_15</text:p>
      <text:p text:style-name="P1">Translation: [-0.373, 0.005, 0.937]</text:p>
      <text:p text:style-name="P1">- Rotation: in Quaternion [0.200, 0.655, -0.637, -0.352]</text:p>
      <text:p text:style-name="P1"><text:s text:c="12"/>in RPY (radian) [-1.509, -0.208, 2.328]</text:p>
      <text:p text:style-name="P1"><text:s text:c="12"/>in RPY (degree) [-86.449, -11.916, 133.361]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1:28:32.001306504</meta:creation-date>
    <dc:date>2022-06-30T11:42:45.453667115</dc:date>
    <meta:editing-duration>PT4M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76" meta:word-count="409" meta:character-count="3315" meta:non-whitespace-character-count="2622"/>
  </office:meta>
</office:document-meta>
</file>